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10803">
            <text:p>T-10803</text:p>
          </table:table-cell>
          <table:table-cell office:value-type="float" office:value="78.19548">
            <text:p>78.19548</text:p>
          </table:table-cell>
          <table:table-cell office:value-type="float" office:value="23.00355">
            <text:p>23.00355</text:p>
          </table:table-cell>
          <table:table-cell office:value-type="float" office:value="9565.0">
            <text:p>9565.0</text:p>
          </table:table-cell>
          <table:table-cell office:value-type="float" office:value="130.0">
            <text:p>13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2.2">
            <text:p>62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10133">
            <text:p>T-10133</text:p>
          </table:table-cell>
          <table:table-cell office:value-type="float" office:value="78.19101">
            <text:p>78.19101</text:p>
          </table:table-cell>
          <table:table-cell office:value-type="float" office:value="23.00505">
            <text:p>23.00505</text:p>
          </table:table-cell>
          <table:table-cell office:value-type="float" office:value="9620.0">
            <text:p>962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8">
            <text:p>72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10806">
            <text:p>T-10806</text:p>
          </table:table-cell>
          <table:table-cell office:value-type="float" office:value="78.22485">
            <text:p>78.22485</text:p>
          </table:table-cell>
          <table:table-cell office:value-type="float" office:value="22.98491">
            <text:p>22.98491</text:p>
          </table:table-cell>
          <table:table-cell office:value-type="float" office:value="1045.0">
            <text:p>1045.0</text:p>
          </table:table-cell>
          <table:table-cell office:value-type="float" office:value="55.0">
            <text:p>5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0">
            <text:p>T-9880</text:p>
          </table:table-cell>
          <table:table-cell office:value-type="float" office:value="78.22479">
            <text:p>78.22479</text:p>
          </table:table-cell>
          <table:table-cell office:value-type="float" office:value="22.98054">
            <text:p>22.98054</text:p>
          </table:table-cell>
          <table:table-cell office:value-type="float" office:value="2565.0">
            <text:p>2565.0</text:p>
          </table:table-cell>
          <table:table-cell office:value-type="float" office:value="65.0">
            <text:p>6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7">
            <text:p>T-9887</text:p>
          </table:table-cell>
          <table:table-cell office:value-type="float" office:value="78.22288">
            <text:p>78.22288</text:p>
          </table:table-cell>
          <table:table-cell office:value-type="float" office:value="22.97238">
            <text:p>22.97238</text:p>
          </table:table-cell>
          <table:table-cell office:value-type="float" office:value="4555.0">
            <text:p>4555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78">
            <text:p>T-9878</text:p>
          </table:table-cell>
          <table:table-cell office:value-type="float" office:value="78.20047">
            <text:p>78.20047</text:p>
          </table:table-cell>
          <table:table-cell office:value-type="float" office:value="22.97554">
            <text:p>22.97554</text:p>
          </table:table-cell>
          <table:table-cell office:value-type="float" office:value="9380.0">
            <text:p>9380.0</text:p>
          </table:table-cell>
          <table:table-cell office:value-type="float" office:value="100.0">
            <text:p>10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6.0">
            <text:p>5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79">
            <text:p>T-9879</text:p>
          </table:table-cell>
          <table:table-cell office:value-type="float" office:value="78.21258">
            <text:p>78.21258</text:p>
          </table:table-cell>
          <table:table-cell office:value-type="float" office:value="23.00662">
            <text:p>23.00662</text:p>
          </table:table-cell>
          <table:table-cell office:value-type="float" office:value="7110.0">
            <text:p>7110.0</text:p>
          </table:table-cell>
          <table:table-cell office:value-type="float" office:value="90.0">
            <text:p>9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2.7">
            <text:p>32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1">
            <text:p>T-9881</text:p>
          </table:table-cell>
          <table:table-cell office:value-type="float" office:value="78.19458">
            <text:p>78.19458</text:p>
          </table:table-cell>
          <table:table-cell office:value-type="float" office:value="23.00385">
            <text:p>23.00385</text:p>
          </table:table-cell>
          <table:table-cell office:value-type="float" office:value="9385.0">
            <text:p>9385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7.2">
            <text:p>67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2">
            <text:p>T-9882</text:p>
          </table:table-cell>
          <table:table-cell office:value-type="float" office:value="78.19101">
            <text:p>78.19101</text:p>
          </table:table-cell>
          <table:table-cell office:value-type="float" office:value="23.00505">
            <text:p>23.00505</text:p>
          </table:table-cell>
          <table:table-cell office:value-type="float" office:value="9485.0">
            <text:p>948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8">
            <text:p>72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3">
            <text:p>T-9883</text:p>
          </table:table-cell>
          <table:table-cell office:value-type="float" office:value="78.21502">
            <text:p>78.21502</text:p>
          </table:table-cell>
          <table:table-cell office:value-type="float" office:value="22.98822">
            <text:p>22.98822</text:p>
          </table:table-cell>
          <table:table-cell office:value-type="float" office:value="6275.0">
            <text:p>6275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1">
            <text:p>29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4">
            <text:p>T-9884</text:p>
          </table:table-cell>
          <table:table-cell office:value-type="float" office:value="78.20608">
            <text:p>78.20608</text:p>
          </table:table-cell>
          <table:table-cell office:value-type="float" office:value="22.99122">
            <text:p>22.99122</text:p>
          </table:table-cell>
          <table:table-cell office:value-type="float" office:value="8200.0">
            <text:p>820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4.7">
            <text:p>44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5">
            <text:p>T-9885</text:p>
          </table:table-cell>
          <table:table-cell office:value-type="float" office:value="78.22384">
            <text:p>78.22384</text:p>
          </table:table-cell>
          <table:table-cell office:value-type="float" office:value="22.97646">
            <text:p>22.97646</text:p>
          </table:table-cell>
          <table:table-cell office:value-type="float" office:value="3105.0">
            <text:p>3105.0</text:p>
          </table:table-cell>
          <table:table-cell office:value-type="float" office:value="45.0">
            <text:p>4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">
            <text:p>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6">
            <text:p>T-9886</text:p>
          </table:table-cell>
          <table:table-cell office:value-type="float" office:value="78.22205">
            <text:p>78.22205</text:p>
          </table:table-cell>
          <table:table-cell office:value-type="float" office:value="22.97706">
            <text:p>22.97706</text:p>
          </table:table-cell>
          <table:table-cell office:value-type="float" office:value="4460.0">
            <text:p>44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">
            <text:p>14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8">
            <text:p>T-9888</text:p>
          </table:table-cell>
          <table:table-cell office:value-type="float" office:value="78.19548">
            <text:p>78.19548</text:p>
          </table:table-cell>
          <table:table-cell office:value-type="float" office:value="23.00355">
            <text:p>23.00355</text:p>
          </table:table-cell>
          <table:table-cell office:value-type="float" office:value="9240.0">
            <text:p>924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2.2">
            <text:p>62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77">
            <text:p>T-9877</text:p>
          </table:table-cell>
          <table:table-cell office:value-type="float" office:value="78.19231">
            <text:p>78.19231</text:p>
          </table:table-cell>
          <table:table-cell office:value-type="float" office:value="22.96951">
            <text:p>22.96951</text:p>
          </table:table-cell>
          <table:table-cell office:value-type="float" office:value="9750.0">
            <text:p>9750.0</text:p>
          </table:table-cell>
          <table:table-cell office:value-type="float" office:value="80.0">
            <text:p>8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1.1">
            <text:p>71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89">
            <text:p>T-9889</text:p>
          </table:table-cell>
          <table:table-cell office:value-type="float" office:value="78.19702">
            <text:p>78.19702</text:p>
          </table:table-cell>
          <table:table-cell office:value-type="float" office:value="22.98548">
            <text:p>22.98548</text:p>
          </table:table-cell>
          <table:table-cell office:value-type="float" office:value="9310.0">
            <text:p>93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8.8">
            <text:p>58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1">
            <text:p>T-9891</text:p>
          </table:table-cell>
          <table:table-cell office:value-type="float" office:value="78.22402">
            <text:p>78.22402</text:p>
          </table:table-cell>
          <table:table-cell office:value-type="float" office:value="22.98959">
            <text:p>22.98959</text:p>
          </table:table-cell>
          <table:table-cell office:value-type="float" office:value="580.0">
            <text:p>5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2">
            <text:p>T-9892</text:p>
          </table:table-cell>
          <table:table-cell office:value-type="float" office:value="78.21443">
            <text:p>78.21443</text:p>
          </table:table-cell>
          <table:table-cell office:value-type="float" office:value="23.0104">
            <text:p>23.0104</text:p>
          </table:table-cell>
          <table:table-cell office:value-type="float" office:value="5830.0">
            <text:p>583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1">
            <text:p>25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3">
            <text:p>T-9893</text:p>
          </table:table-cell>
          <table:table-cell office:value-type="float" office:value="78.22032">
            <text:p>78.22032</text:p>
          </table:table-cell>
          <table:table-cell office:value-type="float" office:value="22.98204">
            <text:p>22.98204</text:p>
          </table:table-cell>
          <table:table-cell office:value-type="float" office:value="5130.0">
            <text:p>513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6">
            <text:p>20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4">
            <text:p>T-9894</text:p>
          </table:table-cell>
          <table:table-cell office:value-type="float" office:value="78.21009">
            <text:p>78.21009</text:p>
          </table:table-cell>
          <table:table-cell office:value-type="float" office:value="23.02064">
            <text:p>23.02064</text:p>
          </table:table-cell>
          <table:table-cell office:value-type="float" office:value="7850.0">
            <text:p>7850.0</text:p>
          </table:table-cell>
          <table:table-cell office:value-type="float" office:value="85.0">
            <text:p>8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5">
            <text:p>T-9895</text:p>
          </table:table-cell>
          <table:table-cell office:value-type="float" office:value="78.20316">
            <text:p>78.20316</text:p>
          </table:table-cell>
          <table:table-cell office:value-type="float" office:value="22.97464">
            <text:p>22.97464</text:p>
          </table:table-cell>
          <table:table-cell office:value-type="float" office:value="8725.0">
            <text:p>8725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6">
            <text:p>48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6">
            <text:p>T-9896</text:p>
          </table:table-cell>
          <table:table-cell office:value-type="float" office:value="78.20137">
            <text:p>78.20137</text:p>
          </table:table-cell>
          <table:table-cell office:value-type="float" office:value="22.97524">
            <text:p>22.97524</text:p>
          </table:table-cell>
          <table:table-cell office:value-type="float" office:value="8720.0">
            <text:p>872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2.3">
            <text:p>52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7">
            <text:p>T-9897</text:p>
          </table:table-cell>
          <table:table-cell office:value-type="float" office:value="78.22485">
            <text:p>78.22485</text:p>
          </table:table-cell>
          <table:table-cell office:value-type="float" office:value="22.98491">
            <text:p>22.98491</text:p>
          </table:table-cell>
          <table:table-cell office:value-type="float" office:value="1725.0">
            <text:p>1725.0</text:p>
          </table:table-cell>
          <table:table-cell office:value-type="float" office:value="45.0">
            <text:p>4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8">
            <text:p>T-9898</text:p>
          </table:table-cell>
          <table:table-cell office:value-type="float" office:value="78.22377">
            <text:p>78.22377</text:p>
          </table:table-cell>
          <table:table-cell office:value-type="float" office:value="22.97208">
            <text:p>22.97208</text:p>
          </table:table-cell>
          <table:table-cell office:value-type="float" office:value="3765.0">
            <text:p>3765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2">
            <text:p>11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Ua-400">
            <text:p>TUa-400</text:p>
          </table:table-cell>
          <table:table-cell office:value-type="float" office:value="78.1891">
            <text:p>78.1891</text:p>
          </table:table-cell>
          <table:table-cell office:value-type="float" office:value="22.99691">
            <text:p>22.99691</text:p>
          </table:table-cell>
          <table:table-cell office:value-type="float" office:value="10325.0">
            <text:p>10325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9890">
            <text:p>T-9890</text:p>
          </table:table-cell>
          <table:table-cell office:value-type="float" office:value="78.2202">
            <text:p>78.2202</text:p>
          </table:table-cell>
          <table:table-cell office:value-type="float" office:value="22.97329">
            <text:p>22.97329</text:p>
          </table:table-cell>
          <table:table-cell office:value-type="float" office:value="6180.0">
            <text:p>618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">
            <text:p>27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Geomorphology">
            <text:p>Geomorphology</text:p>
          </table:table-cell>
          <table:table-cell office:value-type="string" office:value="Humla-1">
            <text:p>Humla-1</text:p>
          </table:table-cell>
          <table:table-cell office:value-type="float" office:value="78.1839">
            <text:p>78.1839</text:p>
          </table:table-cell>
          <table:table-cell office:value-type="float" office:value="23.0118">
            <text:p>23.0118</text:p>
          </table:table-cell>
          <table:table-cell office:value-type="float" office:value="11000.0">
            <text:p>11000.0</text:p>
          </table:table-cell>
          <table:table-cell office:value-type="float" office:value="500.0">
            <text:p>500.0</text:p>
          </table:table-cell>
          <table:table-cell office:value-type="string" office:value="n_a">
            <text:p>n_a</text:p>
          </table:table-cell>
          <table:table-cell office:value-type="string" office:value="Correlation">
            <text:p>Correl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6.6">
            <text:p>86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Humla">
            <text:p>Humla</text:p>
          </table:table-cell>
          <table:table-cell office:value-type="string" office:value="radiocarbon">
            <text:p>radiocarbon</text:p>
          </table:table-cell>
          <table:table-cell office:value-type="string" office:value="T-10804">
            <text:p>T-10804</text:p>
          </table:table-cell>
          <table:table-cell office:value-type="float" office:value="78.20137">
            <text:p>78.20137</text:p>
          </table:table-cell>
          <table:table-cell office:value-type="float" office:value="22.97524">
            <text:p>22.97524</text:p>
          </table:table-cell>
          <table:table-cell office:value-type="float" office:value="9190.0">
            <text:p>9190.0</text:p>
          </table:table-cell>
          <table:table-cell office:value-type="float" office:value="90.0">
            <text:p>9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2.3">
            <text:p>52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